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8467369" calcext:value-type="float">
            <text:p>30,28467369</text:p>
          </table:table-cell>
          <table:table-cell office:value-type="float" office:value="4.050877169E-026" calcext:value-type="float">
            <text:p>4,05E-026</text:p>
          </table:table-cell>
          <table:table-cell office:value-type="float" office:value="3.108922005" calcext:value-type="float">
            <text:p>3,108922005</text:p>
          </table:table-cell>
          <table:table-cell table:style-name="ce2" table:formula="of:=([.E3]-[.E2])/[.E2]" office:value-type="float" office:value="0.00731109440824945" calcext:value-type="float">
            <text:p>0,00731109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6" calcext:value-type="float">
            <text:p>15846</text:p>
          </table:table-cell>
          <table:table-cell office:value-type="float" office:value="24.26252365" calcext:value-type="float">
            <text:p>24,26252365</text:p>
          </table:table-cell>
          <table:table-cell office:value-type="float" office:value="4.295363128E-020" calcext:value-type="float">
            <text:p>4,30E-020</text:p>
          </table:table-cell>
          <table:table-cell office:value-type="float" office:value="2.386727571" calcext:value-type="float">
            <text:p>2,38672757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6" calcext:value-type="float">
            <text:p>15846</text:p>
          </table:table-cell>
          <table:table-cell office:value-type="float" office:value="25.10077477" calcext:value-type="float">
            <text:p>25,10077477</text:p>
          </table:table-cell>
          <table:table-cell office:value-type="float" office:value="4.088201237E-020" calcext:value-type="float">
            <text:p>4,09E-020</text:p>
          </table:table-cell>
          <table:table-cell office:value-type="float" office:value="2.394517183" calcext:value-type="float">
            <text:p>2,394517183</text:p>
          </table:table-cell>
          <table:table-cell table:formula="of:=([.E5]-[.E4])/[.E4]" office:value-type="float" office:value="0.00326372062511354" calcext:value-type="float">
            <text:p>0,00326372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891" calcext:value-type="float">
            <text:p>15891</text:p>
          </table:table-cell>
          <table:table-cell office:value-type="float" office:value="26.41394806" calcext:value-type="float">
            <text:p>26,41394806</text:p>
          </table:table-cell>
          <table:table-cell office:value-type="float" office:value="3.266577598E-017" calcext:value-type="float">
            <text:p>3,27E-017</text:p>
          </table:table-cell>
          <table:table-cell office:value-type="float" office:value="2.009618044" calcext:value-type="float">
            <text:p>2,00961804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891" calcext:value-type="float">
            <text:p>15891</text:p>
          </table:table-cell>
          <table:table-cell office:value-type="float" office:value="25.88269234" calcext:value-type="float">
            <text:p>25,88269234</text:p>
          </table:table-cell>
          <table:table-cell office:value-type="float" office:value="3.138774223E-017" calcext:value-type="float">
            <text:p>3,14E-017</text:p>
          </table:table-cell>
          <table:table-cell office:value-type="float" office:value="2.014899492" calcext:value-type="float">
            <text:p>2,014899492</text:p>
          </table:table-cell>
          <table:table-cell table:style-name="ce3" table:formula="of:=([.E7]-[.E6])/[.E6]" office:value-type="float" office:value="0.00262808547911299" calcext:value-type="float">
            <text:p>0,00262808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20" calcext:value-type="float">
            <text:p>15920</text:p>
          </table:table-cell>
          <table:table-cell office:value-type="float" office:value="26.33453178" calcext:value-type="float">
            <text:p>26,33453178</text:p>
          </table:table-cell>
          <table:table-cell office:value-type="float" office:value="2.087851776E-016" calcext:value-type="float">
            <text:p>2,09E-016</text:p>
          </table:table-cell>
          <table:table-cell office:value-type="float" office:value="1.759232879" calcext:value-type="float">
            <text:p>1,75923287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20" calcext:value-type="float">
            <text:p>15920</text:p>
          </table:table-cell>
          <table:table-cell office:value-type="float" office:value="26.44077873" calcext:value-type="float">
            <text:p>26,44077873</text:p>
          </table:table-cell>
          <table:table-cell office:value-type="float" office:value="9.443839262E-016" calcext:value-type="float">
            <text:p>9,44E-016</text:p>
          </table:table-cell>
          <table:table-cell office:value-type="float" office:value="1.766515136" calcext:value-type="float">
            <text:p>1,766515136</text:p>
          </table:table-cell>
          <table:table-cell table:style-name="ce3" table:formula="of:=([.E9]-[.E8])/[.E8]" office:value-type="float" office:value="0.00413945026092261" calcext:value-type="float">
            <text:p>0,00413945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40" calcext:value-type="float">
            <text:p>16040</text:p>
          </table:table-cell>
          <table:table-cell office:value-type="float" office:value="15.22995186" calcext:value-type="float">
            <text:p>15,22995186</text:p>
          </table:table-cell>
          <table:table-cell office:value-type="float" office:value="0.0000000000001686016913" calcext:value-type="float">
            <text:p>1,69E-013</text:p>
          </table:table-cell>
          <table:table-cell office:value-type="float" office:value="1.577539206" calcext:value-type="float">
            <text:p>1,57753920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40" calcext:value-type="float">
            <text:p>16040</text:p>
          </table:table-cell>
          <table:table-cell office:value-type="float" office:value="17.09078598" calcext:value-type="float">
            <text:p>17,09078598</text:p>
          </table:table-cell>
          <table:table-cell office:value-type="float" office:value="0.000000000000168002385" calcext:value-type="float">
            <text:p>1,68E-013</text:p>
          </table:table-cell>
          <table:table-cell office:value-type="float" office:value="1.578455567" calcext:value-type="float">
            <text:p>1,578455567</text:p>
          </table:table-cell>
          <table:table-cell table:style-name="ce3" table:formula="of:=([.E11]-[.E10])/[.E10]" office:value-type="float" office:value="0.000580880016493252" calcext:value-type="float">
            <text:p>0,0005808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059" calcext:value-type="float">
            <text:p>16059</text:p>
          </table:table-cell>
          <table:table-cell office:value-type="float" office:value="22.3084259" calcext:value-type="float">
            <text:p>22,3084259</text:p>
          </table:table-cell>
          <table:table-cell office:value-type="float" office:value="0.00000000000003954919481" calcext:value-type="float">
            <text:p>3,95E-014</text:p>
          </table:table-cell>
          <table:table-cell office:value-type="float" office:value="1.43439424" calcext:value-type="float">
            <text:p>1,4343942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059" calcext:value-type="float">
            <text:p>16059</text:p>
          </table:table-cell>
          <table:table-cell office:value-type="float" office:value="26.31742859" calcext:value-type="float">
            <text:p>26,31742859</text:p>
          </table:table-cell>
          <table:table-cell office:value-type="float" office:value="0.000000000000140018883" calcext:value-type="float">
            <text:p>1,40E-013</text:p>
          </table:table-cell>
          <table:table-cell office:value-type="float" office:value="1.435552597" calcext:value-type="float">
            <text:p>1,435552597</text:p>
          </table:table-cell>
          <table:table-cell table:formula="of:=([.E13]-[.E12])/[.E12]" office:value-type="float" office:value="0.000807558318137138" calcext:value-type="float">
            <text:p>0,000807558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077" calcext:value-type="float">
            <text:p>16077</text:p>
          </table:table-cell>
          <table:table-cell office:value-type="float" office:value="26.23577309" calcext:value-type="float">
            <text:p>26,23577309</text:p>
          </table:table-cell>
          <table:table-cell office:value-type="float" office:value="0.00000000006317830981" calcext:value-type="float">
            <text:p>6,32E-011</text:p>
          </table:table-cell>
          <table:table-cell office:value-type="float" office:value="1.320227623" calcext:value-type="float">
            <text:p>1,32022762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077" calcext:value-type="float">
            <text:p>16077</text:p>
          </table:table-cell>
          <table:table-cell office:value-type="float" office:value="25.94682503" calcext:value-type="float">
            <text:p>25,94682503</text:p>
          </table:table-cell>
          <table:table-cell office:value-type="float" office:value="0.00000000006286825921" calcext:value-type="float">
            <text:p>6,29E-011</text:p>
          </table:table-cell>
          <table:table-cell office:value-type="float" office:value="1.322161317" calcext:value-type="float">
            <text:p>1,322161317</text:p>
          </table:table-cell>
          <table:table-cell table:formula="of:=([.E15]-[.E14])/[.E14]" office:value-type="float" office:value="0.00146466712732905" calcext:value-type="float">
            <text:p>0,00146466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14" calcext:value-type="float">
            <text:p>16114</text:p>
          </table:table-cell>
          <table:table-cell office:value-type="float" office:value="25.86449814" calcext:value-type="float">
            <text:p>25,86449814</text:p>
          </table:table-cell>
          <table:table-cell office:value-type="float" office:value="0.0000000006604087832" calcext:value-type="float">
            <text:p>6,60E-010</text:p>
          </table:table-cell>
          <table:table-cell office:value-type="float" office:value="1.227283835" calcext:value-type="float">
            <text:p>1,22728383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14" calcext:value-type="float">
            <text:p>16114</text:p>
          </table:table-cell>
          <table:table-cell office:value-type="float" office:value="25.98467636" calcext:value-type="float">
            <text:p>25,98467636</text:p>
          </table:table-cell>
          <table:table-cell office:value-type="float" office:value="0.0000000006590473167" calcext:value-type="float">
            <text:p>6,59E-010</text:p>
          </table:table-cell>
          <table:table-cell office:value-type="float" office:value="1.228590012" calcext:value-type="float">
            <text:p>1,228590012</text:p>
          </table:table-cell>
          <table:table-cell table:formula="of:=([.E17]-[.E16])/[.E16]" office:value-type="float" office:value="0.00106428273782325" calcext:value-type="float">
            <text:p>0,00106428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78" calcext:value-type="float">
            <text:p>16178</text:p>
          </table:table-cell>
          <table:table-cell office:value-type="float" office:value="59.48927307" calcext:value-type="float">
            <text:p>59,48927307</text:p>
          </table:table-cell>
          <table:table-cell office:value-type="float" office:value="0.000000005058179209" calcext:value-type="float">
            <text:p>5,06E-009</text:p>
          </table:table-cell>
          <table:table-cell office:value-type="float" office:value="1.146849155" calcext:value-type="float">
            <text:p>1,14684915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78" calcext:value-type="float">
            <text:p>16178</text:p>
          </table:table-cell>
          <table:table-cell office:value-type="float" office:value="83.24583435" calcext:value-type="float">
            <text:p>83,24583435</text:p>
          </table:table-cell>
          <table:table-cell office:value-type="float" office:value="0.000000005040417861" calcext:value-type="float">
            <text:p>5,04E-009</text:p>
          </table:table-cell>
          <table:table-cell office:value-type="float" office:value="1.151381612" calcext:value-type="float">
            <text:p>1,151381612</text:p>
          </table:table-cell>
          <table:table-cell table:style-name="ce3" table:formula="of:=([.E19]-[.E18])/[.E18]" office:value-type="float" office:value="0.00395209516459908" calcext:value-type="float">
            <text:p>0,00395209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31" calcext:value-type="float">
            <text:p>16231</text:p>
          </table:table-cell>
          <table:table-cell office:value-type="float" office:value="91.07395172" calcext:value-type="float">
            <text:p>91,07395172</text:p>
          </table:table-cell>
          <table:table-cell office:value-type="float" office:value="0.00000002976913649" calcext:value-type="float">
            <text:p>2,98E-008</text:p>
          </table:table-cell>
          <table:table-cell office:value-type="float" office:value="1.082884073" calcext:value-type="float">
            <text:p>1,08288407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31" calcext:value-type="float">
            <text:p>16231</text:p>
          </table:table-cell>
          <table:table-cell office:value-type="float" office:value="104.1047287" calcext:value-type="float">
            <text:p>104,1047287</text:p>
          </table:table-cell>
          <table:table-cell office:value-type="float" office:value="0.00000002969210833" calcext:value-type="float">
            <text:p>2,97E-008</text:p>
          </table:table-cell>
          <table:table-cell office:value-type="float" office:value="1.088230252" calcext:value-type="float">
            <text:p>1,088230252</text:p>
          </table:table-cell>
          <table:table-cell table:style-name="ce3" table:formula="of:=([.E21]-[.E20])/[.E20]" office:value-type="float" office:value="0.00493698183702071" calcext:value-type="float">
            <text:p>0,00493698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263" calcext:value-type="float">
            <text:p>16263</text:p>
          </table:table-cell>
          <table:table-cell office:value-type="float" office:value="237.7537079" calcext:value-type="float">
            <text:p>237,7537079</text:p>
          </table:table-cell>
          <table:table-cell office:value-type="float" office:value="0.00000002199890048" calcext:value-type="float">
            <text:p>2,20E-008</text:p>
          </table:table-cell>
          <table:table-cell office:value-type="float" office:value="1.023733377" calcext:value-type="float">
            <text:p>1,02373337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301488159748011" calcext:value-type="float">
            <text:p>0,0030148816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 style:data-style-name="N2" text:time-value="0000-00-00T20:46:38.1954150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0:48:02.975029755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